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d2333" officeooo:paragraph-rsid="001d233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d2333" officeooo:paragraph-rsid="001d233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218347" officeooo:paragraph-rsid="0021834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bold" officeooo:rsid="001d2333" officeooo:paragraph-rsid="001d2333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218347" officeooo:paragraph-rsid="002319b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2319b0" officeooo:paragraph-rsid="002319b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258c83" officeooo:paragraph-rsid="00258c83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d2333" officeooo:paragraph-rsid="00258c83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6a475" officeooo:paragraph-rsid="0026a475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7d9aa" officeooo:paragraph-rsid="0027d9aa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8d5e3" officeooo:paragraph-rsid="0028d5e3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a2ceb" officeooo:paragraph-rsid="002ddff8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ddff8" officeooo:paragraph-rsid="002ddff8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fc355" officeooo:paragraph-rsid="002fc355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bold" officeooo:rsid="00258c83" officeooo:paragraph-rsid="00258c83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7d9aa" officeooo:paragraph-rsid="0027d9aa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8d5e3" officeooo:paragraph-rsid="0028d5e3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bold" officeooo:rsid="00258c83" officeooo:paragraph-rsid="00258c83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bold" officeooo:rsid="0027d9aa" officeooo:paragraph-rsid="0027d9aa" style:font-size-asian="12.25pt" style:font-weight-asian="bold" style:font-size-complex="14pt" style:font-weight-complex="bold"/>
    </style:style>
    <style:style style:name="T1" style:family="text">
      <style:text-properties officeooo:rsid="001f082c"/>
    </style:style>
    <style:style style:name="T2" style:family="text">
      <style:text-properties officeooo:rsid="002067f3"/>
    </style:style>
    <style:style style:name="T3" style:family="text">
      <style:text-properties officeooo:rsid="002319b0"/>
    </style:style>
    <style:style style:name="T4" style:family="text">
      <style:text-properties officeooo:rsid="0026a475"/>
    </style:style>
    <style:style style:name="T5" style:family="text">
      <style:text-properties officeooo:rsid="002ac910"/>
    </style:style>
    <style:style style:name="T6" style:family="text">
      <style:text-properties officeooo:rsid="002ddf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oom 1</text:p>
      <text:p text:style-name="P1"/>
      <text:p text:style-name="P1">Desc 1:</text:p>
      <text:p text:style-name="P2"/>
      <text:p text:style-name="P2">You awake somewhere entirely foreign to you. <text:s/>Your nostrils are plugged with</text:p>
      <text:p text:style-name="P2">dirt and clotted blood, and your scalp feels unnaturally cold. <text:s/>When you finally</text:p>
      <text:p text:style-name="P2">gather yourself and check your surroundings, the first thing you notice is a</text:p>
      <text:p text:style-name="P2">large black wooden door behind you. <text:s/>It seems almost too perfect to exist and</text:p>
      <text:p text:style-name="P2">you find it difficult to divert your attention. <text:s/>Once you finally manage, you</text:p>
      <text:p text:style-name="P2">notice a gaping hallway to your right. <text:s/>The passage seems to be dimly lit with</text:p>
      <text:p text:style-name="P2">candles the whole way through and at the end is a plain wooden door. <text:s/>There are five paintings, each hung crooked and with broken panes, scattered along the walls. <text:s/>Above the black door is a massive iron plaque.</text:p>
      <text:p text:style-name="P2"/>
      <text:p text:style-name="P1">Desc 2:</text:p>
      <text:p text:style-name="P2">You enter a very dusty room with a large black wooden door and a candle-lit hallway. <text:s/><text:span text:style-name="T1">You notice a few paintings on the wall and a large iron plaque above the door.</text:span></text:p>
      <text:p text:style-name="P2"/>
      <text:p text:style-name="P2"/>
      <text:p text:style-name="P1">Choices:<text:line-break/></text:p>
      <text:p text:style-name="P8">door: </text:p>
      <text:p text:style-name="P8"><text:span text:style-name="T2">You grip the doorknob and turn, and the door flings itself open almost knocking you off of your feet. <text:s/>You gather yourself and make your way outside.</text:span></text:p>
      <text:p text:style-name="P2"/>
      <text:p text:style-name="P2">hallway:</text:p>
      <text:p text:style-name="P3">You cautiously make your way down the hallway, peering at the shadows that dance off of the walls. </text:p>
      <text:p text:style-name="P2"/>
      <text:p text:style-name="P2">paintings:</text:p>
      <text:p text:style-name="P5">The <text:span text:style-name="T3">paintings depict many gruesome scenes. <text:s/>One is three children with burlap sacks over their heads, hanging from nooses from a tall oak tree. <text:s/>Another is a mutilated dog inside of a cardboard box. <text:s/>The third and final painting is a single eyesocket with a knife plunged deep inside of it.</text:span></text:p>
      <text:p text:style-name="P5"><text:span text:style-name="T3"><text:s/></text:span></text:p>
      <text:p text:style-name="P2">plaque:</text:p>
      <text:p text:style-name="P6">The plaque reads “Twist as you may, turn as you might. <text:s/>They’ll wrap you up, quick and tight. <text:s/>But if you manage to stay quite still, then perhaps you’re not the one they’ll kill.”</text:p>
      <text:p text:style-name="P6"/>
      <text:p text:style-name="P6"/>
      <text:p text:style-name="P6"/>
      <text:p text:style-name="P15"/>
      <text:p text:style-name="P15"><text:soft-page-break/></text:p>
      <text:p text:style-name="P18">Room 2</text:p>
      <text:p text:style-name="P15"/>
      <text:p text:style-name="P15">Desc:</text:p>
      <text:p text:style-name="P7">You enter a small cramped closet. <text:s/>There doesn't seem to be anything in here.</text:p>
      <text:p text:style-name="P15"/>
      <text:p text:style-name="P15"/>
      <text:p text:style-name="P18">Room 3</text:p>
      <text:p text:style-name="P15">Desc:</text:p>
      <text:p text:style-name="P7">You step outside and are immediately faced with a sickly pink sky that stretches</text:p>
      <text:p text:style-name="P7">for miles. <text:s/>A pathway of concrete stones leads into an area surrounded by a tall</text:p>
      <text:p text:style-name="P7">iron fence to your left. <text:s/>To your right is a winding dirt path that leads to a</text:p>
      <text:p text:style-name="P7">pond a good ways off.</text:p>
      <text:p text:style-name="P7"/>
      <text:p text:style-name="P15">Choices:</text:p>
      <text:p text:style-name="P7">Left:</text:p>
      <text:p text:style-name="P7">As you make your way across the stones your feet feel oddly heavy. <text:s/>A small yet irritating pain forms in your chest, but you push forward.</text:p>
      <text:p text:style-name="P7"/>
      <text:p text:style-name="P7">Right:</text:p>
      <text:p text:style-name="P7">Heading down the path you gather that it must have rained recently, because the dirt is really a thick layer of mud. <text:s/>You trudge onward, slowly but surely.</text:p>
      <text:p text:style-name="P7"/>
      <text:p text:style-name="P7"/>
      <text:p text:style-name="P18">Room 4</text:p>
      <text:p text:style-name="P15">Desc:</text:p>
      <text:p text:style-name="P7">Passing through the arched entrance gate sends a sudden shiver through your</text:p>
      <text:p text:style-name="P7">entire body and you involuntarily glance behind you with quickness that you</text:p>
      <text:p text:style-name="P7">weren't aware you possessed. In the same instant, you turn to run and fall flat</text:p>
      <text:p text:style-name="P7">on your face. <text:s/>Terror floods your senses as you feel vines creeping along your</text:p>
      <text:p text:style-name="P7">ankles, and then up to your calves. <text:s/></text:p>
      <text:p text:style-name="P7"/>
      <text:p text:style-name="P7"/>
      <text:p text:style-name="P15">Choices:</text:p>
      <text:p text:style-name="P7">Struggle:</text:p>
      <text:p text:style-name="P7">You fight bravely against the creeping menace, but it’s all for naught. <text:s/>Your screams of horror only last for a moment before another hulking vine twists itself around your neck and mercilessly crushes your throat.</text:p>
      <text:p text:style-name="P7"/>
      <text:p text:style-name="P7">Remain still:</text:p>
      <text:p text:style-name="P7"><text:soft-page-break/>You tense up your body and somehow manage to maintain perfect composure. <text:s/><text:span text:style-name="T4">Surprisingly, the vines begin to loosen their grip and almost seem to tickle as they pull away. <text:s/>You stand up and brush yourself off.</text:span></text:p>
      <text:p text:style-name="P7"/>
      <text:p text:style-name="P9">Right:</text:p>
      <text:p text:style-name="P9">You pass back through the gateway and feel a sense of elation, as if you’ve just been slapped in the face with a meaningless epiphany.</text:p>
      <text:p text:style-name="P9"/>
      <text:p text:style-name="P9"/>
      <text:p text:style-name="P19">Room 5</text:p>
      <text:p text:style-name="P16">Desc:</text:p>
      <text:p text:style-name="P10">As you take the first steps over the hill your shoes feel oddly light and you</text:p>
      <text:p text:style-name="P10">seem to have found a spring that was not previously present in your step.</text:p>
      <text:p text:style-name="P10">On the other side, your are met with a small patch of dasies surrounded by a</text:p>
      <text:p text:style-name="P10">border of black stones. <text:s/>A shovel is lying on the ground, handle propped against the stones. <text:s/>At the far edge of the circle, three burlap sacks are neatly placed with a rose colored stone holding each one down.</text:p>
      <text:p text:style-name="P10"/>
      <text:p text:style-name="P17">Choices:</text:p>
      <text:p text:style-name="P11">Dig: </text:p>
      <text:p text:style-name="P12">You grab the shovel and begin to dig up the daisies. <text:s/><text:span text:style-name="T5">When you reach 2 foot deep you feel large drops of water falling against your arms. <text:s/>You gaze up at the sky and it still appears to be the same disgusting pink color it had before. <text:s/>A particularly fat drop pegs you in the eye and you decide to go back to digging.</text:span> <text:s/>When you are at about f<text:span text:style-name="T5">ive</text:span> foot deep, <text:span text:style-name="T5">and almost ready to give up and call it a waste, you hear a loud clank as the shovel <text:s/>head strikes something you can’t see. <text:s/>You struggle to wipe the dirt from the top of the object and once you succeed you are faced with nothing but a black hard surface. <text:s/>You manage to dig around the item and with much struggling, hoist the large black wooden box up and onto your shoulders. <text:s/>With a loud grunt you shove upwards and the box flies out of the hole, landing on the outside of the circle. <text:s/>You manage to claw yourself out and once you are at top level you sprawl on your back along the ground. <text:s/>When you’ve finally caught your breath you stand up, clothes and hair now thoroughly drenched and coated with mud. <text:s/></text:span></text:p>
      <text:p text:style-name="P13"/>
      <text:p text:style-name="P13"><text:tab/>CHOICES:</text:p>
      <text:p text:style-name="P13"/>
      <text:p text:style-name="P12"/>
      <text:p text:style-name="P12"><text:span text:style-name="T6"><text:tab/>Open:You strike the lock on the box with the shovel head a few times before it <text:tab/>finally breaks off, and the top flies off, landing in the hole you just dug. <text:s/>Neatly <text:tab/>placed in a lining of deep purple cloth a black sphere sits in the middle of the box. </text:span></text:p>
      <text:p text:style-name="P12"/>
      <text:p text:style-name="P13"><text:soft-page-break/><text:tab/>Left: You start walking up the hill and are immediately hit with a massive wave of <text:tab/>exhaustion. <text:s/>Your legs can’t take the strain and you slip in the mud, falling face <text:tab/>first and sliding back towards the black box.</text:p>
      <text:p text:style-name="P13"/>
      <text:p text:style-name="P13"/>
      <text:p text:style-name="P11"/>
      <text:p text:style-name="P11"/>
      <text:p text:style-name="P11"/>
      <text:p text:style-name="P11">Sacks/Stones:</text:p>
      <text:p text:style-name="P11">As you reach to inspect the sacks, a jolt shoots through your arm and you are instantly hit with an overpowering migraine. <text:s/>You grip your temple in pain and scream out. <text:s/>The pain spreads deep behind your eyes and you feel as if your skull just might explode. <text:s/>You feel your windpipe tightening and soon it’s very difficult to catch even the smallest breath. <text:s/>As you collapse to your knees, you hear a loud growling and a stiff bark just before you lose consciousness.</text:p>
      <text:p text:style-name="P11"/>
      <text:p text:style-name="P13">Left:</text:p>
      <text:p text:style-name="P14">Your feet begin to slip and slide in the mud, but you trudge forward and make your way back up and over the hill.</text:p>
      <text:p text:style-name="P11"/>
      <text:p text:style-name="P15"/>
      <text:p text:style-name="P1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8:58.367440946</meta:creation-date>
    <meta:generator>LibreOffice/5.2.7.2$Linux_X86_64 LibreOffice_project/20m0$Build-2</meta:generator>
    <dc:date>2017-12-27T11:11:26.138540737</dc:date>
    <meta:editing-duration>PT21H38M35S</meta:editing-duration>
    <meta:editing-cycles>14</meta:editing-cycles>
    <meta:document-statistic meta:table-count="0" meta:image-count="0" meta:object-count="0" meta:page-count="4" meta:paragraph-count="65" meta:word-count="1079" meta:character-count="5835" meta:non-whitespace-character-count="4762"/>
  </office:meta>
</office:document-meta>
</file>